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061cm" fo:margin-left="0.118cm" fo:margin-right="9.41cm" table:align="margins"/>
    </style:style>
    <style:style style:name="Table1.A" style:family="table-column">
      <style:table-column-properties style:column-width="1.363cm" style:rel-column-width="773*"/>
    </style:style>
    <style:style style:name="Table1.B" style:family="table-column">
      <style:table-column-properties style:column-width="1.933cm" style:rel-column-width="1096*"/>
    </style:style>
    <style:style style:name="Table1.C" style:family="table-column">
      <style:table-column-properties style:column-width="1.085cm" style:rel-column-width="615*"/>
    </style:style>
    <style:style style:name="Table1.D" style:family="table-column">
      <style:table-column-properties style:column-width="0.944cm" style:rel-column-width="535*"/>
    </style:style>
    <style:style style:name="Table1.E" style:family="table-column">
      <style:table-column-properties style:column-width="1.51cm" style:rel-column-width="856*"/>
    </style:style>
    <style:style style:name="Table1.F" style:family="table-column">
      <style:table-column-properties style:column-width="1.226cm" style:rel-column-width="69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569bf" officeooo:paragraph-rsid="001569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create table account( acnumber VARCHAR(6), custid VARCHAR(6), bid VARCHAR(6), opening_balance INT(7), aod DATE, atype VARCHAR(10), astat</text:p>
      <text:p text:style-name="P1">us VARCHAR(10), CONSTRAINT account_acnumber_pk PRIMARY KEY (acnumber),CONSTRAINT account_custid_fk FOREIGN KEY(custid) REFERENCES customer(custid),CONSTRAINT account_bid_fk FOREIGN KEY(bid)REFERENCES branch(bid));</text:p>
      <text:p text:style-name="P1">Query OK, 0 rows affected (0.39 sec)</text:p>
      <text:p text:style-name="P1"/>
      <text:p text:style-name="P1"><text:s/>desc account;</text:p>
      <text:p text:style-name="P1">+-----------------+-------------+------+-----+---------+-------+</text:p>
      <text:p text:style-name="P1">| Field <text:s text:c="10"/>| Type <text:s text:c="7"/>| Null | Key | Default | Extra |</text:p>
      <text:p text:style-name="P1">+-----------------+-------------+------+-----+---------+-------+</text:p>
      <text:p text:style-name="P1">| acnumber <text:s text:c="7"/>| varchar(6) <text:s/>| NO <text:s text:c="2"/>| PRI | NULL <text:s text:c="3"/>| <text:s text:c="6"/>|</text:p>
      <text:p text:style-name="P1">| custid <text:s text:c="9"/>| varchar(6) <text:s/>| YES <text:s/>| MUL | NULL <text:s text:c="3"/>| <text:s text:c="6"/>|</text:p>
      <text:p text:style-name="P1">| bid <text:s text:c="12"/>| varchar(6) <text:s/>| YES <text:s/>| MUL | NULL <text:s text:c="3"/>| <text:s text:c="6"/>|</text:p>
      <text:p text:style-name="P1">| opening_balance | int(7) <text:s text:c="5"/>| YES <text:s/>| <text:s text:c="4"/>| NULL <text:s text:c="3"/>| <text:s text:c="6"/>|</text:p>
      <text:p text:style-name="P1">| aod <text:s text:c="12"/>| date <text:s text:c="7"/>| YES <text:s/>| <text:s text:c="4"/>| NULL <text:s text:c="3"/>| <text:s text:c="6"/>|</text:p>
      <text:p text:style-name="P1">| atype <text:s text:c="10"/>| varchar(10) | YES <text:s/>| <text:s text:c="4"/>| NULL <text:s text:c="3"/>| <text:s text:c="6"/>|</text:p>
      <text:p text:style-name="P1">| astatus <text:s text:c="8"/>| varchar(10) | YES <text:s/>| <text:s text:c="4"/>| NULL <text:s text:c="3"/>| <text:s text:c="6"/>|</text:p>
      <text:p text:style-name="P1">+-----------------+-------------+------+-----+---------+-------+</text:p>
      <text:p text:style-name="P1">7 rows in set (0.00 sec)</text:p>
      <text:p text:style-name="P1"/>
      <text:p text:style-name="P1">create table borrower(loanno INT PRIMARY KEY,custid VARCHAR(6),AMOUNT int(7),bid varchar(6),CONSTRAINT borrower_custid_fk FOREIGN KEY(custid) REFERENCES customer(custid),CONSTRAINT borrower_bid_fk FOREIGN KEY(bid) REFERENCES branch(bid));</text:p>
      <text:p text:style-name="P1"><text:s/>desc borrower;</text:p>
      <text:p text:style-name="P1">+--------+------------+------+-----+---------+-------+</text:p>
      <text:p text:style-name="P1">| Field <text:s/>| Type <text:s text:c="6"/>| Null | Key | Default | Extra |</text:p>
      <text:p text:style-name="P1">+--------+------------+------+-----+---------+-------+</text:p>
      <text:p text:style-name="P1">| loanno | int(11) <text:s text:c="3"/>| NO <text:s text:c="2"/>| PRI | NULL <text:s text:c="3"/>| <text:s text:c="6"/>|</text:p>
      <text:p text:style-name="P1">| custid | varchar(6) | YES <text:s/>| MUL | NULL <text:s text:c="3"/>| <text:s text:c="6"/>|</text:p>
      <text:p text:style-name="P1">| AMOUNT | int(7) <text:s text:c="4"/>| YES <text:s/>| <text:s text:c="4"/>| NULL <text:s text:c="3"/>| <text:s text:c="6"/>|</text:p>
      <text:p text:style-name="P1">| bid <text:s text:c="3"/>| varchar(6) | YES <text:s/>| MUL | NULL <text:s text:c="3"/>| <text:s text:c="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F1" office:value-type="string">
              <text:p text:style-name="Table_20_Contents"/>
            </table:table-cell>
          </table:table-row>
        </table:table-header-rows>
      </table:table>
      <text:p text:style-name="P1"/>
      <text:p text:style-name="P1"/>
      <text:p text:style-name="P1">insert into customer values(146,"Arya","kochi");</text:p>
      <text:p text:style-name="P1">Query OK, 1 row affected (0.04 sec)</text:p>
      <text:p text:style-name="P1"/>
      <text:p text:style-name="P1">mysql&gt; insert into customer values(147,"Athulya","kottyam");</text:p>
      <text:p text:style-name="P1">Query OK, 1 row affected (0.04 sec)</text:p>
      <text:p text:style-name="P1"/>
      <text:p text:style-name="P1">mysql&gt; insert into customer values(148,"Akshara","calicut");</text:p>
      <text:p text:style-name="P1">insert into customer values(149,"Sruthy","mgroad");</text:p>
      <text:p text:style-name="P1">Query OK, 1 row affected (0.04 sec)</text:p>
      <text:p text:style-name="P1"/>
      <text:p text:style-name="P1">mysql&gt; select * from customer;</text:p>
      <text:p text:style-name="P1">+--------+---------+---------+</text:p>
      <text:p text:style-name="P1">| custid | cname <text:s text:c="2"/>| city <text:s text:c="3"/>|</text:p>
      <text:p text:style-name="P1"><text:soft-page-break/>+--------+---------+---------+</text:p>
      <text:p text:style-name="P1">| 146 <text:s text:c="3"/>| Arya <text:s text:c="3"/>| kochi <text:s text:c="2"/>|</text:p>
      <text:p text:style-name="P1">| 147 <text:s text:c="3"/>| Athulya | kottyam |</text:p>
      <text:p text:style-name="P1">| 148 <text:s text:c="3"/>| Akshara | calicut |</text:p>
      <text:p text:style-name="P1">| 149 <text:s text:c="3"/>| Sruthy <text:s/>| mgroad <text:s/>|</text:p>
      <text:p text:style-name="P1">+--------+---------+---------+</text:p>
      <text:p text:style-name="P1"/>
      <text:p text:style-name="P1">select * from customer where city="kochi";</text:p>
      <text:p text:style-name="P1">+--------+-------+-------+</text:p>
      <text:p text:style-name="P1">| custid | cname | city <text:s/>|</text:p>
      <text:p text:style-name="P1">+--------+-------+-------+</text:p>
      <text:p text:style-name="P1">| 146 <text:s text:c="3"/>| Arya <text:s/>| kochi |</text:p>
      <text:p text:style-name="P1"/>
      <text:p text:style-name="P1">insert into branch values(150,"Thevara","kochi");</text:p>
      <text:p text:style-name="P1">Query OK, 1 row affected (0.05 sec)</text:p>
      <text:p text:style-name="P1"/>
      <text:p text:style-name="P1">mysql&gt; insert into branch values(158,"Ettumanoor","kottayam");</text:p>
      <text:p text:style-name="P1">Query OK, 1 row affected (0.04 sec)</text:p>
      <text:p text:style-name="P1"/>
      <text:p text:style-name="P1">mysql&gt; insert into branch values(160,"Mahi","calicut");</text:p>
      <text:p text:style-name="P1">Query OK, 1 row affected (0.04 sec)</text:p>
      <text:p text:style-name="P1"/>
      <text:p text:style-name="P1">mysql&gt; select * from branch;</text:p>
      <text:p text:style-name="P1">+-----+------------+----------+</text:p>
      <text:p text:style-name="P1">| bid | bname <text:s text:c="5"/>| bcity <text:s text:c="3"/>|</text:p>
      <text:p text:style-name="P1">+-----+------------+----------+</text:p>
      <text:p text:style-name="P1">| 150 | Thevara <text:s text:c="3"/>| kochi <text:s text:c="3"/>|</text:p>
      <text:p text:style-name="P1">| 158 | Ettumanoor | kottayam |</text:p>
      <text:p text:style-name="P1">| 160 | Mahi <text:s text:c="6"/>| calicut <text:s/>|</text:p>
      <text:p text:style-name="P1">+-----+------------+----------+</text:p>
      <text:p text:style-name="P1">3 rows in set (0.00 sec)</text:p>
      <text:p text:style-name="P1"/>
      <text:p text:style-name="P1">mysql&gt; insert into branch values(180,"unknown","mgroad");</text:p>
      <text:p text:style-name="P1">Query OK, 1 row affected (0.04 sec)</text:p>
      <text:p text:style-name="P1"/>
      <text:p text:style-name="P1">mysql&gt; select * from branch;</text:p>
      <text:p text:style-name="P1">+-----+------------+----------+</text:p>
      <text:p text:style-name="P1">| bid | bname <text:s text:c="5"/>| bcity <text:s text:c="3"/>|</text:p>
      <text:p text:style-name="P1">+-----+------------+----------+</text:p>
      <text:p text:style-name="P1">| 150 | Thevara <text:s text:c="3"/>| kochi <text:s text:c="3"/>|</text:p>
      <text:p text:style-name="P1">| 158 | Ettumanoor | kottayam |</text:p>
      <text:p text:style-name="P1">| 160 | Mahi <text:s text:c="6"/>| calicut <text:s/>|</text:p>
      <text:p text:style-name="P1">| 180 | unknown <text:s text:c="3"/>| mgroad <text:s text:c="2"/>|</text:p>
      <text:p text:style-name="P1">+-----+------------+----------+</text:p>
      <text:p text:style-name="P1">4 rows in set (0.00 sec)</text:p>
      <text:p text:style-name="P1"/>
      <text:p text:style-name="P1">mysql&gt; select bname <text:s/>from branch where bcity="kochi";</text:p>
      <text:p text:style-name="P1">+---------+</text:p>
      <text:p text:style-name="P1">| bname <text:s text:c="2"/>|</text:p>
      <text:p text:style-name="P1"><text:soft-page-break/>+---------+</text:p>
      <text:p text:style-name="P1">| Thevara |</text:p>
      <text:p text:style-name="P1">+---------+</text:p>
      <text:p text:style-name="P1">1 row in set (0.00 sec)</text:p>
      <text:p text:style-name="P1"/>
      <text:p text:style-name="P1">mysql&gt; select * from customers where city="mgroad";</text:p>
      <text:p text:style-name="P1">ERROR 1146 (42S02): Table 'BANK.customers' doesn't exist</text:p>
      <text:p text:style-name="P1">mysql&gt; select * from customer where city="mgroad";</text:p>
      <text:p text:style-name="P1">+--------+--------+--------+</text:p>
      <text:p text:style-name="P1">| custid | cname <text:s/>| city <text:s text:c="2"/>|</text:p>
      <text:p text:style-name="P1">+--------+--------+--------+</text:p>
      <text:p text:style-name="P1">| 149 <text:s text:c="3"/>| Sruthy | mgroad |</text:p>
      <text:p text:style-name="P1">+--------+--------+--------+</text:p>
      <text:p text:style-name="P1">1 row in set (0.00 sec)</text:p>
      <text:p text:style-name="P1"/>
      <text:p text:style-name="P1">mysql&gt; select bname <text:s/>from branch where bcity="mgroad";</text:p>
      <text:p text:style-name="P1">+---------+</text:p>
      <text:p text:style-name="P1">| bname <text:s text:c="2"/>|</text:p>
      <text:p text:style-name="P1">+---------+</text:p>
      <text:p text:style-name="P1">| unknown |</text:p>
      <text:p text:style-name="P1">+---------+</text:p>
      <text:p text:style-name="P1">1 row in set (0.00 sec)</text:p>
      <text:p text:style-name="P1"/>
      <text:p text:style-name="P1">mysql&gt; update branch set bname="SBI" where bid=150;</text:p>
      <text:p text:style-name="P1">Query OK, 1 row affected (0.06 sec)</text:p>
      <text:p text:style-name="P1">Rows matched: 1 <text:s/>Changed: 1 <text:s/>Warnings: 0</text:p>
      <text:p text:style-name="P1"/>
      <text:p text:style-name="P1">mysql&gt; select * from branch;</text:p>
      <text:p text:style-name="P1">+-----+------------+----------+</text:p>
      <text:p text:style-name="P1">| bid | bname <text:s text:c="5"/>| bcity <text:s text:c="3"/>|</text:p>
      <text:p text:style-name="P1">+-----+------------+----------+</text:p>
      <text:p text:style-name="P1">| 150 | SBI <text:s text:c="7"/>| kochi <text:s text:c="3"/>|</text:p>
      <text:p text:style-name="P1">| 158 | Ettumanoor | kottayam |</text:p>
      <text:p text:style-name="P1">| 160 | Mahi <text:s text:c="6"/>| calicut <text:s/>|</text:p>
      <text:p text:style-name="P1">| 180 | unknown <text:s text:c="3"/>| mgroad <text:s text:c="2"/>|</text:p>
      <text:p text:style-name="P1">+-----+------------+----------+</text:p>
      <text:p text:style-name="P1">4 rows in set (0.01 sec)</text:p>
      <text:p text:style-name="P1"/>
      <text:p text:style-name="P1">mysql&gt; update branch set bname="fedaral" where bid=158;</text:p>
      <text:p text:style-name="P1">Query OK, 1 row affected (0.05 sec)</text:p>
      <text:p text:style-name="P1">Rows matched: 1 <text:s/>Changed: 1 <text:s/>Warnings: 0</text:p>
      <text:p text:style-name="P1"/>
      <text:p text:style-name="P1">mysql&gt; update branch set bname="canera" where bid=160;</text:p>
      <text:p text:style-name="P1">Query OK, 1 row affected (0.04 sec)</text:p>
      <text:p text:style-name="P1">Rows matched: 1 <text:s/>Changed: 1 <text:s/>Warnings: 0</text:p>
      <text:p text:style-name="P1"/>
      <text:p text:style-name="P1">mysql&gt; update branch set bname="Axis" where bid=180;</text:p>
      <text:p text:style-name="P1">Query OK, 1 row affected (0.05 sec)</text:p>
      <text:p text:style-name="P1">Rows matched: 1 <text:s/>Changed: 1 <text:s/>Warnings: 0</text:p>
      <text:p text:style-name="P1"><text:soft-page-break/></text:p>
      <text:p text:style-name="P1">mysql&gt; select * from branch;</text:p>
      <text:p text:style-name="P1">+-----+---------+----------+</text:p>
      <text:p text:style-name="P1">| bid | bname <text:s text:c="2"/>| bcity <text:s text:c="3"/>|</text:p>
      <text:p text:style-name="P1">+-----+---------+----------+</text:p>
      <text:p text:style-name="P1">| 150 | SBI <text:s text:c="4"/>| kochi <text:s text:c="3"/>|</text:p>
      <text:p text:style-name="P1">| 158 | fedaral | kottayam |</text:p>
      <text:p text:style-name="P1">| 160 | canera <text:s/>| calicut <text:s/>|</text:p>
      <text:p text:style-name="P1">| 180 | Axis <text:s text:c="3"/>| mgroad <text:s text:c="2"/>|</text:p>
      <text:p text:style-name="P1">+-----+---------+----------+</text:p>
      <text:p text:style-name="P1">4 rows in set (0.00 sec)</text:p>
      <text:p text:style-name="P1"/>
      <text:p text:style-name="P1">mysql&gt; select bname <text:s/>from branch where bcity="mgroad";</text:p>
      <text:p text:style-name="P1">+-------+</text:p>
      <text:p text:style-name="P1">| bname |</text:p>
      <text:p text:style-name="P1">+-------+</text:p>
      <text:p text:style-name="P1">| Axis <text:s/>|</text:p>
      <text:p text:style-name="P1">+-------+</text:p>
      <text:p text:style-name="P1">1 row in set (0.00 sec)</text:p>
      <text:p text:style-name="P1"/>
      <text:p text:style-name="P1">mysql&gt; select bname <text:s/>from branch where bcity="kochi";</text:p>
      <text:p text:style-name="P1">+-------+</text:p>
      <text:p text:style-name="P1">| bname |</text:p>
      <text:p text:style-name="P1">+-------+</text:p>
      <text:p text:style-name="P1">| SBI <text:s text:c="2"/>|</text:p>
      <text:p text:style-name="P1">+-------+</text:p>
      <text:p text:style-name="P1">1 row in set (0.00 sec)</text:p>
      <text:p text:style-name="P1"/>
      <text:p text:style-name="P1">mysql&gt; desc customer;</text:p>
      <text:p text:style-name="P1">+--------+--------------+------+-----+---------+-------+</text:p>
      <text:p text:style-name="P1">| Field <text:s/>| Type <text:s text:c="8"/>| Null | Key | Default | Extra |</text:p>
      <text:p text:style-name="P1">+--------+--------------+------+-----+---------+-------+</text:p>
      <text:p text:style-name="P1">| custid | varchar(10) <text:s/>| NO <text:s text:c="2"/>| PRI | NULL <text:s text:c="3"/>| <text:s text:c="6"/>|</text:p>
      <text:p text:style-name="P1">| cname <text:s/>| varchar(100) | YES <text:s/>| <text:s text:c="4"/>| NULL <text:s text:c="3"/>| <text:s text:c="6"/>|</text:p>
      <text:p text:style-name="P1">| city <text:s text:c="2"/>| varchar(200) | YES <text:s/>| <text:s text:c="4"/>| NULL <text:s text:c="3"/>| <text:s text:c="6"/>|</text:p>
      <text:p text:style-name="P1">+--------+--------------+------+-----+---------+-------+</text:p>
      <text:p text:style-name="P1">3 rows in set (0.01 sec)</text:p>
      <text:p text:style-name="P1"/>
      <text:p text:style-name="P1">mysql&gt; alter table customer add column borrow int;</text:p>
      <text:p text:style-name="P1">Query OK, 0 rows affected (0.76 sec)</text:p>
      <text:p text:style-name="P1">Records: 0 <text:s/>Duplicates: 0 <text:s/>Warnings: 0</text:p>
      <text:p text:style-name="P1"/>
      <text:p text:style-name="P1">mysql&gt; desc customer;</text:p>
      <text:p text:style-name="P1">+--------+--------------+------+-----+---------+-------+</text:p>
      <text:p text:style-name="P1">| Field <text:s/>| Type <text:s text:c="8"/>| Null | Key | Default | Extra |</text:p>
      <text:p text:style-name="P1">+--------+--------------+------+-----+---------+-------+</text:p>
      <text:p text:style-name="P1">| custid | varchar(10) <text:s/>| NO <text:s text:c="2"/>| PRI | NULL <text:s text:c="3"/>| <text:s text:c="6"/>|</text:p>
      <text:p text:style-name="P1">| cname <text:s/>| varchar(100) | YES <text:s/>| <text:s text:c="4"/>| NULL <text:s text:c="3"/>| <text:s text:c="6"/>|</text:p>
      <text:p text:style-name="P1">| city <text:s text:c="2"/>| varchar(200) | YES <text:s/>| <text:s text:c="4"/>| NULL <text:s text:c="3"/>| <text:s text:c="6"/>|</text:p>
      <text:p text:style-name="P1"><text:soft-page-break/>| borrow | int(11) <text:s text:c="5"/>| YES <text:s/>| <text:s text:c="4"/>| NULL <text:s text:c="3"/>| <text:s text:c="6"/>|</text:p>
      <text:p text:style-name="P1">+--------+--------------+------+-----+---------+-------+</text:p>
      <text:p text:style-name="P1">4 rows in set (0.00 sec)</text:p>
      <text:p text:style-name="P1"/>
      <text:p text:style-name="P1">mysql&gt; select * from customer;</text:p>
      <text:p text:style-name="P1">+--------+---------+---------+--------+</text:p>
      <text:p text:style-name="P1">| custid | cname <text:s text:c="2"/>| city <text:s text:c="3"/>| borrow |</text:p>
      <text:p text:style-name="P1">+--------+---------+---------+--------+</text:p>
      <text:p text:style-name="P1">| 146 <text:s text:c="3"/>| Arya <text:s text:c="3"/>| kochi <text:s text:c="2"/>| <text:s text:c="2"/>NULL |</text:p>
      <text:p text:style-name="P1">| 147 <text:s text:c="3"/>| Athulya | kottyam | <text:s text:c="2"/>NULL |</text:p>
      <text:p text:style-name="P1">| 148 <text:s text:c="3"/>| Akshara | calicut | <text:s text:c="2"/>NULL |</text:p>
      <text:p text:style-name="P1">| 149 <text:s text:c="3"/>| Sruthy <text:s/>| mgroad <text:s/>| <text:s text:c="2"/>NULL |</text:p>
      <text:p text:style-name="P1">+--------+---------+---------+--------+</text:p>
      <text:p text:style-name="P1">4 rows in set (0.01 sec)</text:p>
      <text:p text:style-name="P1"/>
      <text:p text:style-name="P1">mysql&gt; select cname from customer where city="mgroad";</text:p>
      <text:p text:style-name="P1">+--------+</text:p>
      <text:p text:style-name="P1">| cname <text:s/>|</text:p>
      <text:p text:style-name="P1">+--------+</text:p>
      <text:p text:style-name="P1">| Sruthy |</text:p>
      <text:p text:style-name="P1">+--------+</text:p>
      <text:p text:style-name="P1">1 row in set (0.00 sec)</text:p>
      <text:p text:style-name="P1"/>
      <text:p text:style-name="P1">mysql&gt;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4T15:25:40.926628227</meta:creation-date>
    <dc:date>2023-04-04T15:30:48.851122528</dc:date>
    <meta:editing-duration>PT5M8S</meta:editing-duration>
    <meta:editing-cycles>1</meta:editing-cycles>
    <meta:document-statistic meta:table-count="1" meta:image-count="0" meta:object-count="0" meta:page-count="5" meta:paragraph-count="182" meta:word-count="1166" meta:character-count="6896" meta:non-whitespace-character-count="5515"/>
    <meta:generator>LibreOffice/5.1.6.2$Linux_X86_64 LibreOffice_project/10m0$Build-2</meta:generator>
  </office:meta>
</office:document-meta>
</file>